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4385*"/>
    </style:style>
    <style:style style:name="Table1.B" style:family="table-column">
      <style:table-column-properties style:rel-column-width="24775*"/>
    </style:style>
    <style:style style:name="Table1.C" style:family="table-column">
      <style:table-column-properties style:rel-column-width="26373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4385*"/>
    </style:style>
    <style:style style:name="Table2.B" style:family="table-column">
      <style:table-column-properties style:rel-column-width="24775*"/>
    </style:style>
    <style:style style:name="Table2.C" style:family="table-column">
      <style:table-column-properties style:rel-column-width="26373*"/>
    </style:style>
    <style:style style:name="Table2.A1" style:family="table-cell">
      <style:table-cell-properties fo:border="none"/>
    </style:style>
  </office:automatic-styles>
  <office:body>
    <office:text>
      <text:p text:style-name="Title">And</text:p>
      <text:p text:style-name="P1">And <text:s text:c="1"/>// Elementwise logical-and operation</text:p>
      <text:h text:style-name="Heading_20_1" text:outline-level="1">Description</text:h>
      <text:p text:style-name="First_20_paragraph">Produces tensor with boolean element type and shape as the two inputs, which must themselves have boolean element type, where the value at each coordinate of <text:span text:style-name="Source_Text">output</text:span> is <text:span text:style-name="Source_Text">1</text:span> (true) if <text:span text:style-name="Source_Text">arg0</text:span> and <text:span text:style-name="Source_Text">arg1</text:span> are both nonzero, <text:span text:style-name="Source_Text">0</text:span> otherwise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0</text:span></text:p>
          </table:table-cell>
          <table:table-cell table:style-name="Table1.A1" office:value-type="string">
            <text:p text:style-name="Table_20_Contents"><text:span text:style-name="Source_Text">ngraph::element::boolean</text:span></text:p>
          </table:table-cell>
          <table:table-cell table:style-name="Table1.A1" office:value-type="string">
            <text:p text:style-name="Table_20_Contents">any</text:p>
          </table:table-cell>
        </table:table-row>
        <table:table-row>
          <table:table-cell table:style-name="Table1.A1" office:value-type="string">
            <text:p text:style-name="Table_20_Contents"><text:span text:style-name="Source_Text">arg1</text:span></text:p>
          </table:table-cell>
          <table:table-cell table:style-name="Table1.A1" office:value-type="string">
            <text:p text:style-name="Table_20_Contents"><text:span text:style-name="Source_Text">ngraph::element::boolean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<text:span text:style-name="Source_Text">ngraph::element::boolean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1" text:outline-level="1">Mathematical Definition</text:h>
      <text:p text:style-name="First_20_paragraph">$$\mathtt{output}_{i_0, \ldots, i_{n-1}} = \mathtt{arg0}_{i_0, \ldots, i_{n-1}}\, \mathtt{&amp;&amp;}\, \mathtt{arg1}_{i_0, \ldots, i_{n-1}}$$</text:p>
      <text:h text:style-name="Heading_20_1" text:outline-level="1">C++ Interface</text:h>
      <text:p text:style-name="First_20_paragraph">ngraph::op::v0::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d</dc:title>
  </office:meta>
</office:document-meta>
</file>